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, 'Lucida Console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omfortaa" svg:font-family="Comfortaa" style:font-pitch="variable"/>
    <style:font-face style:name="Daniel" svg:font-family="Daniel" style:font-pitch="variable"/>
    <style:font-face style:name="Saab" svg:font-family="Saab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6c483" officeooo:paragraph-rsid="0016c483"/>
    </style:style>
    <style:style style:name="P2" style:family="paragraph" style:parent-style-name="Standard">
      <style:text-properties officeooo:rsid="0012fb55" officeooo:paragraph-rsid="0012fb55"/>
    </style:style>
    <style:style style:name="P3" style:family="paragraph" style:parent-style-name="Standard">
      <style:text-properties officeooo:rsid="0013cd85" officeooo:paragraph-rsid="0013cd85"/>
    </style:style>
    <style:style style:name="P4" style:family="paragraph" style:parent-style-name="Standard">
      <style:text-properties officeooo:paragraph-rsid="0013cd85"/>
    </style:style>
    <style:style style:name="P5" style:family="paragraph" style:parent-style-name="Standard">
      <style:text-properties officeooo:rsid="0014953e" officeooo:paragraph-rsid="0014953e"/>
    </style:style>
    <style:style style:name="P6" style:family="paragraph" style:parent-style-name="Standard">
      <style:text-properties fo:font-style="normal" officeooo:rsid="0014953e" officeooo:paragraph-rsid="0014953e" style:font-style-asian="normal" style:font-style-complex="normal"/>
    </style:style>
    <style:style style:name="P7" style:family="paragraph" style:parent-style-name="Standard">
      <style:text-properties fo:font-style="normal" officeooo:rsid="0016c483" officeooo:paragraph-rsid="0016c483" style:font-style-asian="normal" style:font-style-complex="normal"/>
    </style:style>
    <style:style style:name="P8" style:family="paragraph" style:parent-style-name="Standard">
      <style:text-properties fo:font-style="normal" officeooo:rsid="0017bceb" officeooo:paragraph-rsid="0017bceb" style:font-style-asian="normal" style:font-style-complex="normal"/>
    </style:style>
    <style:style style:name="P9" style:family="paragraph" style:parent-style-name="Standard">
      <style:text-properties style:font-name="Saab" fo:font-size="8pt" fo:font-style="normal" officeooo:rsid="0016c483" officeooo:paragraph-rsid="0016c483" style:font-size-asian="8pt" style:font-style-asian="normal" style:font-size-complex="8pt" style:font-style-complex="normal"/>
    </style:style>
    <style:style style:name="P10" style:family="paragraph" style:parent-style-name="Standard">
      <style:text-properties fo:font-style="italic" officeooo:rsid="0017bceb" officeooo:paragraph-rsid="0017bceb" style:font-style-asian="italic" style:font-style-complex="italic"/>
    </style:style>
    <style:style style:name="P11" style:family="paragraph" style:parent-style-name="Standard">
      <style:text-properties fo:font-style="italic" officeooo:rsid="0017bceb" officeooo:paragraph-rsid="0019b025" style:font-style-asian="italic" style:font-style-complex="italic"/>
    </style:style>
    <style:style style:name="P12" style:family="paragraph" style:parent-style-name="Standard">
      <style:text-properties fo:font-style="italic" officeooo:rsid="0019b025" officeooo:paragraph-rsid="0019b025" style:font-style-asian="italic" style:font-style-complex="italic"/>
    </style:style>
    <style:style style:name="P13" style:family="paragraph" style:parent-style-name="Preformatted_20_Text">
      <style:text-properties officeooo:rsid="0014953e" officeooo:paragraph-rsid="0014953e"/>
    </style:style>
    <style:style style:name="P14" style:family="paragraph" style:parent-style-name="Standard">
      <style:text-properties fo:font-style="normal" officeooo:rsid="0014953e" officeooo:paragraph-rsid="0013cd85" style:font-style-asian="normal" style:font-style-complex="normal"/>
    </style:style>
    <style:style style:name="P15" style:family="paragraph" style:parent-style-name="Standard">
      <style:text-properties fo:font-style="italic" officeooo:rsid="0014953e" officeooo:paragraph-rsid="0014953e" style:font-style-asian="italic" style:font-style-complex="italic"/>
    </style:style>
    <style:style style:name="T1" style:family="text">
      <style:text-properties officeooo:rsid="0019b025"/>
    </style:style>
    <style:style style:name="T2" style:family="text">
      <style:text-properties style:font-name="Daniel"/>
    </style:style>
    <style:style style:name="T3" style:family="text">
      <style:text-properties fo:color="#ff3333" style:font-name="Comfortaa"/>
    </style:style>
    <style:style style:name="T4" style:family="text">
      <style:text-properties officeooo:rsid="0013c0e0"/>
    </style:style>
    <style:style style:name="T5" style:family="text">
      <style:text-properties officeooo:rsid="0013cd85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4953e" style:font-style-asian="normal" style:font-style-complex="normal"/>
    </style:style>
    <style:style style:name="T8" style:family="text">
      <style:text-properties fo:font-variant="normal" fo:text-transform="none" fo:color="#00796b" style:font-name="Monaco" fo:font-size="9.75pt" fo:letter-spacing="normal" fo:font-style="normal" fo:font-weight="normal" loext:padding="0cm" loext:border="none"/>
    </style:style>
    <style:style style:name="T9" style:family="text">
      <style:text-properties fo:font-variant="normal" fo:text-transform="none" fo:color="#d81b60" style:font-name="Monaco" fo:font-size="9.75pt" fo:letter-spacing="normal" fo:font-style="normal" fo:font-weight="normal" style:font-style-asian="italic" style:font-style-complex="italic" loext:padding="0cm" loext:border="none"/>
    </style:style>
    <style:style style:name="T10" style:family="text">
      <style:text-properties fo:font-variant="normal" fo:text-transform="none" fo:color="#455a64" style:font-name="Monaco" fo:font-size="9.75pt" fo:letter-spacing="normal" fo:font-style="normal" fo:font-weight="normal" officeooo:rsid="001ab24c" style:font-style-asian="italic" style:font-style-complex="italic" loext:padding="0cm" loext:border="none"/>
    </style:style>
    <style:style style:name="T11" style:family="text">
      <style:text-properties officeooo:rsid="0014953e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14953e" style:font-style-asian="italic" style:font-style-complex="italic"/>
    </style:style>
    <style:style style:name="T14" style:family="text">
      <style:text-properties fo:font-style="italic" officeooo:rsid="00165ead" style:font-style-asian="italic" style:font-style-complex="italic"/>
    </style:style>
    <style:style style:name="T15" style:family="text">
      <style:text-properties officeooo:rsid="00165ead"/>
    </style:style>
    <style:style style:name="T16" style:family="text">
      <style:text-properties officeooo:rsid="0016c483"/>
    </style:style>
    <style:style style:name="T17" style:family="text">
      <style:text-properties officeooo:rsid="0017bceb"/>
    </style:style>
    <style:style style:name="T18" style:family="text">
      <style:text-properties officeooo:rsid="001ab24c"/>
    </style:style>
    <style:style style:name="T19" style:family="text">
      <style:text-properties officeooo:rsid="001c9afb"/>
    </style:style>
    <style:style style:name="T20" style:family="text">
      <style:text-properties officeooo:rsid="001e09d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QUICK START</text:p>
      <text:p text:style-name="P2"/>
      <text:p text:style-name="P2">Las aplicaciones Angular <text:span text:style-name="T18">están compuestas </text:span><text:s/>de componentes<text:span text:style-name="T18">(valga la redundancia)</text:span>. Un componente es la <text:span text:style-name="T18">combinación</text:span> de un template HTML y una <text:span text:style-name="T18">clase</text:span> componente que controla una <text:span text:style-name="T18">porción</text:span> de la <text:span text:style-name="T4">pagina. Aqui hay un ejemplo de un componente que muestra un simple string.</text:span></text:p>
      <text:p text:style-name="P2"/>
      <text:p text:style-name="P3">Src/app/app.components.ts</text:p>
      <text:p text:style-name="P3"/>
      <text:p text:style-name="P3">import {Component} from ‘@angular/core’;</text:p>
      <text:p text:style-name="P3"/>
      <text:p text:style-name="P3"><text:tab/>@Component({</text:p>
      <text:p text:style-name="P3"><text:tab/>selector : “my-app”,</text:p>
      <text:p text:style-name="P4"><text:span text:style-name="T5"><text:tab/>template : </text:span><text:span text:style-name="Source_20_Text"><text:span text:style-name="T8">`&lt;h1&gt;Hello {{name}}&lt;/h1&gt;`</text:span></text:span></text:p>
      <text:p text:style-name="P3"/>
      <text:p text:style-name="P3">})</text:p>
      <text:p text:style-name="P3"/>
      <text:p text:style-name="P3">exports class AppComponent { name = ‘Angular’; }</text:p>
      <text:p text:style-name="P3"/>
      <text:p text:style-name="P3"/>
      <text:p text:style-name="P3">Cualquier componente comienza <text:span text:style-name="T18">con una</text:span> <text:span text:style-name="T18">función</text:span> @Component decorator <text:span text:style-name="T11">que toma un objeto </text:span><text:span text:style-name="T13">metadata. </text:span><text:span text:style-name="T7">El objeto </text:span><text:span text:style-name="T13">metadata </text:span><text:span text:style-name="T7">describe como el template HTML y la clase componente trabajan juntos.</text:span></text:p>
      <text:p text:style-name="P14"/>
      <text:p text:style-name="P5"><text:span text:style-name="T6">La propiedad </text:span><text:span text:style-name="T12">selector </text:span><text:span text:style-name="T6">le dice a Angular que muestre el componente dentro de una etiqueta personalizada </text:span><text:span text:style-name="T12">&lt;my-app&gt;</text:span><text:span text:style-name="T6"> en el </text:span><text:span text:style-name="T12">index.html</text:span></text:p>
      <text:p text:style-name="P15"/>
      <text:p text:style-name="P15"/>
      <text:p text:style-name="P13"><text:span text:style-name="Source_20_Text"><text:span text:style-name="T9">&lt;my-app&gt;</text:span></text:span><text:span text:style-name="Source_20_Text"><text:span text:style-name="T10">Cargando componente aquí..</text:span></text:span><text:span text:style-name="Source_20_Text"><text:span text:style-name="T9">&lt;/my-app&gt;</text:span></text:span></text:p>
      <text:p text:style-name="P15"/>
      <text:p text:style-name="P6">La propiedad <text:span text:style-name="T12">template </text:span>define un mensaje dentro de una <text:span text:style-name="T18">cabecera</text:span> <text:span text:style-name="T12">h1. </text:span>El mensaje comienza con “Hello” y termina con <text:span text:style-name="T12">{{name}}, </text:span><text:s/><text:span text:style-name="T15">el cual es una interpolación sincronizada de Angular. En tiempo de ejecución Angular remplaza </text:span><text:span text:style-name="T14">{{name}} </text:span><text:span text:style-name="T15">con el valor de la propiedad </text:span><text:span text:style-name="T14">name </text:span><text:span text:style-name="T16">del componente.</text:span></text:p>
      <text:p text:style-name="P6"/>
      <text:p text:style-name="P7">La interpolaci<text:span text:style-name="T18">ó</text:span>n sincronizada es una de las muchas <text:span text:style-name="T18">características</text:span> de Angula<text:span text:style-name="T19">r</text:span> que <text:span text:style-name="T18">descubrirás</text:span> en esta <text:span text:style-name="T18">documentación.</text:span></text:p>
      <text:p text:style-name="P7"/>
      <text:p text:style-name="P7">En el ejemplo cambia la propiedad <text:span text:style-name="T12">name </text:span><text:s/>de la clase componente desde ‘Angular’ hasta ‘World’ y mira que pasa.</text:p>
      <text:p text:style-name="P7"/>
      <text:p text:style-name="P9">Este ejemplo esta escrito en TypeScript un <text:span text:style-name="T17">superconjunto de JavaScript. Angular usa TypeScript porque hace mas fácil dar soporte <text:s/>a la productividad del desarrollador con herramientas.</text:span></text:p>
      <text:p text:style-name="P7"/>
      <text:p text:style-name="P8">El siguiente paso sera “Comienza a aprender Angular”.</text:p>
      <text:p text:style-name="P8"/>
      <text:p text:style-name="P8"/>
      <text:p text:style-name="P10"/>
      <text:p text:style-name="P10"/>
      <text:p text:style-name="P11"><text:soft-page-break/>Daniel GA: Este documento asi como todos los que <text:span text:style-name="T18">traduzca</text:span> son hechos en mis ratos libres <text:span text:style-name="T18">no se</text:span> cada cuanto saque el siguiente capitulo. Esto lo hago por apoyar a la comunidad <text:span text:style-name="T18">JavaScript </text:span>Hispanohablante que a veces se siente limitada por la falta de buena <text:span text:style-name="T18">documentación</text:span> gratuita y en nuestro idioma, en su momento fui uno de ellos, y <text:span text:style-name="T18">también</text:span> es para practicar el idioma ingles.</text:p>
      <text:p text:style-name="P10">Si quieres aportar traduciendo puedes ponerte en contacto conmigo para sincronizar nuestro trabajo.</text:p>
      <text:p text:style-name="P12">Pretendo mientras dios y el tiempo me dejen, completar esta <text:span text:style-name="T18">documentación</text:span> y continuar con otra <text:span text:style-name="T18">tal vez</text:span> React o Vue no se . Si quieres estar al tanto de los documentos traducidos que vaya <text:span text:style-name="T18">s</text:span>acando puedes agregarme o seguirme en <text:s/>Facebook <text:a xlink:type="simple" xlink:href="https://www.facebook.com/DanielGAcom" text:style-name="Internet_20_link" text:visited-style-name="Visited_20_Internet_20_Link">https://www.facebook.com/DanielGAcom</text:a> <text:span text:style-name="T20">y si quieres publicar este material adelante solo dame creditos :).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, 'Lucida Console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omfortaa" svg:font-family="Comfortaa" style:font-pitch="variable"/>
    <style:font-face style:name="Daniel" svg:font-family="Daniel" style:font-pitch="variable"/>
    <style:font-face style:name="Saab" svg:font-family="Saab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6c483" officeooo:paragraph-rsid="0016c483"/>
    </style:style>
    <style:style style:name="MT1" style:family="text">
      <style:text-properties officeooo:rsid="0019b025"/>
    </style:style>
    <style:style style:name="MT2" style:family="text">
      <style:text-properties style:font-name="Daniel"/>
    </style:style>
    <style:style style:name="MT3" style:family="text">
      <style:text-properties fo:color="#ff3333" style:font-name="Comfortaa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NGULAR 2 en <text:span text:style-name="MT1">Español</text:span><text:tab/><text:tab/> <text:s text:c="3"/><text:span text:style-name="MT2">by</text:span><text:span text:style-name="MT3">GA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22:03:40.016633371</meta:creation-date>
    <dc:date>2017-02-27T23:52:31.414372258</dc:date>
    <meta:editing-duration>PT15M46S</meta:editing-duration>
    <meta:editing-cycles>4</meta:editing-cycles>
    <meta:generator>LibreOffice/5.2.3.3$Linux_X86_64 LibreOffice_project/d54a8868f08a7b39642414cf2c8ef2f228f780cf</meta:generator>
    <meta:document-statistic meta:table-count="0" meta:image-count="0" meta:object-count="0" meta:page-count="2" meta:paragraph-count="21" meta:word-count="365" meta:character-count="2396" meta:non-whitespace-character-count="2039"/>
  </office:meta>
</office:document-meta>
</file>